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be974" officeooo:paragraph-rsid="001be97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normal" officeooo:rsid="001be974" officeooo:paragraph-rsid="001be97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officeooo:rsid="001be974" officeooo:paragraph-rsid="001be97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e974" officeooo:paragraph-rsid="001be97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c2130" officeooo:paragraph-rsid="001c213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1c2130" officeooo:paragraph-rsid="001c2130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c2130" officeooo:paragraph-rsid="001c213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ecc12" officeooo:paragraph-rsid="001ecc1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be974" officeooo:paragraph-rsid="0023605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c2130" officeooo:paragraph-rsid="001c213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italic" fo:font-weight="normal" officeooo:rsid="001c2130" officeooo:paragraph-rsid="001c2130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italic" fo:font-weight="normal" officeooo:rsid="001ecc12" officeooo:paragraph-rsid="001ecc12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officeooo:rsid="001e4fde" officeooo:paragraph-rsid="001e4fde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officeooo:rsid="001e4fde" officeooo:paragraph-rsid="00229144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20271c" officeooo:paragraph-rsid="0020271c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normal" fo:font-weight="normal" officeooo:rsid="0020a7d7" officeooo:paragraph-rsid="0020a7d7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ecc12"/>
    </style:style>
    <style:style style:name="T2" style:family="text">
      <style:text-properties officeooo:rsid="00236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TD5</text:p>
      <text:p text:style-name="P2">TANG Yuke</text:p>
      <text:p text:style-name="P3"/>
      <text:p text:style-name="P4">Exercice 1</text:p>
      <text:p text:style-name="P4"/>
      <text:p text:style-name="P5">1)</text:p>
      <text:p text:style-name="P5">programme test :</text:p>
      <text:p text:style-name="P5"/>
      <text:p text:style-name="P11">#include"maxi.h"</text:p>
      <text:p text:style-name="P11">#include&lt;assert.h&gt;</text:p>
      <text:p text:style-name="P11"/>
      <text:p text:style-name="P11">int main(void){</text:p>
      <text:p text:style-name="P11"><text:tab/>int a,b;</text:p>
      <text:p text:style-name="P11"><text:tab/>a=0;</text:p>
      <text:p text:style-name="P11"><text:tab/>b=2;</text:p>
      <text:p text:style-name="P11"><text:tab/>assert(max(a,b)==2);</text:p>
      <text:p text:style-name="P11"><text:tab/></text:p>
      <text:p text:style-name="P11"><text:tab/>a=0;</text:p>
      <text:p text:style-name="P11"><text:tab/>b=-2;</text:p>
      <text:p text:style-name="P11"><text:tab/>assert(max(a,b)==0);<text:tab/></text:p>
      <text:p text:style-name="P11"/>
      <text:p text:style-name="P11"><text:tab/>a=2;</text:p>
      <text:p text:style-name="P11"><text:tab/>b=2;</text:p>
      <text:p text:style-name="P11"><text:tab/>assert(max(a,b)==2);</text:p>
      <text:p text:style-name="P11">}</text:p>
      <text:p text:style-name="P6"/>
      <text:p text:style-name="P6"/>
      <text:p text:style-name="P7">2)</text:p>
      <text:p text:style-name="P7">makefile :</text:p>
      <text:p text:style-name="P7"/>
      <text:p text:style-name="P11">all:maxi_test.o maxi.o</text:p>
      <text:p text:style-name="P11"><text:tab/>gcc -o exe maxi_test.o maxi.o</text:p>
      <text:p text:style-name="P11">maxi_test.o:maxi_test.c</text:p>
      <text:p text:style-name="P11"><text:tab/>gcc -c maxi_test.c</text:p>
      <text:p text:style-name="P11">maxi.o:maxi.c</text:p>
      <text:p text:style-name="P11"><text:tab/>gcc -c maxi.c</text:p>
      <text:p text:style-name="P11"/>
      <text:p text:style-name="P8">3)</text:p>
      <text:p text:style-name="P12">maxi_test_V2.c</text:p>
      <text:p text:style-name="P11"/>
      <text:p text:style-name="P10"><text:span text:style-name="T1">4</text:span>)</text:p>
      <text:p text:style-name="P13">Run Summary: <text:s text:c="3"/>Type <text:s text:c="3"/>Total <text:s text:c="3"/>Ran Passed <text:s/>Failed <text:s text:c="3"/>Inactive</text:p>
      <text:p text:style-name="P13"><text:s text:c="12"/><text:tab/><text:tab/> <text:s/>suites <text:s text:c="5"/>1 <text:s text:c="8"/>1 <text:s text:c="5"/>n/a <text:s text:c="8"/>0 <text:s text:c="12"/>0</text:p>
      <text:p text:style-name="P13"><text:s text:c="15"/><text:tab/> <text:s/>tests <text:s text:c="7"/>3 <text:s text:c="8"/>3 <text:s text:c="7"/>1 <text:s text:c="9"/>2 <text:s text:c="12"/>0</text:p>
      <text:p text:style-name="P13"><text:s text:c="12"/><text:tab/><text:tab/> <text:s/>asserts <text:s text:c="4"/>6 <text:s text:c="8"/>6 <text:s text:c="7"/>2 <text:s text:c="9"/>4 <text:s text:c="11"/>n/a</text:p>
      <text:p text:style-name="P13"/>
      <text:p text:style-name="P13">Il y a <text:s/>1 suites contient 3 tests. 2 sont faux, 1 est passé</text:p>
      <text:p text:style-name="P13"/>
      <text:p text:style-name="P15">5)</text:p>
      <text:p text:style-name="P16">Run Summary: <text:s text:c="3"/>Type <text:s/>Total <text:s text:c="3"/>Ran <text:s/>Passed Failed Inactive</text:p>
      <text:p text:style-name="P16"><text:s text:c="14"/><text:tab/> <text:s text:c="2"/>suites <text:s text:c="3"/>1 <text:s text:c="8"/>1 <text:s text:c="5"/>n/a <text:s text:c="8"/>0 <text:s text:c="9"/>0</text:p>
      <text:p text:style-name="P16"><text:s text:c="13"/><text:tab/> <text:s text:c="3"/>tests <text:s text:c="4"/>3 <text:s text:c="8"/>3 <text:s text:c="7"/>1 <text:s text:c="9"/>2 <text:s text:c="9"/>0</text:p>
      <text:p text:style-name="P16"><text:s text:c="12"/><text:tab/><text:tab/> asserts <text:s text:c="3"/>6 <text:s text:c="8"/>6 <text:s text:c="8"/>3 <text:s text:c="9"/>3 <text:s text:c="8"/>n/a</text:p>
      <text:p text:style-name="P14">Il y a <text:s/>1 suites contient 3 tests. 2 sont faux, 1 est passé</text:p>
      <text:p text:style-name="P14"/>
      <text:p text:style-name="P9"><text:soft-page-break/>Exercice <text:span text:style-name="T2">2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17:19.589037017</meta:creation-date>
    <dc:date>2016-11-21T11:46:18.271290060</dc:date>
    <meta:editing-duration>PT48M34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43" meta:word-count="130" meta:character-count="1041" meta:non-whitespace-character-count="588"/>
  </office:meta>
</office:document-meta>
</file>